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background-color="#ffffff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1in" fo:margin-right="0in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text-indent="-0.25in" style:auto-text-indent="false"/>
    </style:style>
    <style:style style:name="P7" style:family="paragraph" style:parent-style-name="Standard" style:list-style-name="WWNum2">
      <style:paragraph-properties fo:margin-left="1in" fo:margin-right="0in" fo:text-indent="-0.25in" style:auto-text-indent="false"/>
      <style:text-properties style:text-underline-style="none"/>
    </style:style>
    <style:style style:name="P8" style:family="paragraph" style:parent-style-name="Standard" style:list-style-name="WWNum1">
      <style:paragraph-properties fo:margin-left="1in" fo:margin-right="0in" fo:text-indent="-0.25in" style:auto-text-indent="false"/>
    </style:style>
    <style:style style:name="P9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2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background-color="#ffffff"/>
    </style:style>
    <style:style style:name="T3" style:family="text">
      <style:text-properties fo:background-color="#ffffff"/>
    </style:style>
    <style:style style:name="T4" style:family="text">
      <style:text-properties style:font-name="Courier New" fo:font-size="10pt" style:font-name-asian="Courier New1" style:font-size-asian="10pt" style:font-name-complex="Courier New1" style:font-size-complex="10pt" fo:background-color="#ffffff"/>
    </style:style>
    <style:style style:name="T5" style:family="text">
      <style:text-properties fo:font-weight="bold" style:font-weight-asian="bold"/>
    </style:style>
    <style:style style:name="T6" style:family="text">
      <style:text-properties fo:color="#ff0000" fo:font-weight="bold" style:font-weight-asian="bold"/>
    </style:style>
    <style:style style:name="T7" style:family="text">
      <style:text-properties fo:color="#ff0000"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2ffoepr4bz7"/>HDRx Catalog and Release Notes</text:p>
      <text:p text:style-name="Standard">notes from /scratch/projects/hetdex/hdr4/survey/read_make</text:p>
      <text:p text:style-name="Standard"/>
      <text:p text:style-name="Standard"># slurm job to run survey script (~30 min on 1 Node)</text:p>
      <text:p text:style-name="Standard">sbatch mk_survey.slurm</text:p>
      <text:p text:style-name="Standard"/>
      <text:p text:style-name="Standard"># slurm job to grab fibers by month (~30 min on 1 Node, 48 tasks/N)</text:p>
      <text:p text:style-name="Standard"># awk '{print "mk_fiber_index_month", $1}' hdr4.monthlist &gt; run_month_fibindex </text:p>
      <text:p text:style-name="Standard">sbatch run_month_fibindex.slurm</text:p>
      <text:p text:style-name="Standard"># slurm job to merge all the monthly Fiber Index files after last job is done (~40 min)</text:p>
      <text:p text:style-name="Standard">sbatch mk_fiber_index_merge.slurm</text:p>
      <text:p text:style-name="Standard"># once detections are done make Detection Index file, I do this on idev</text:p>
      <text:p text:style-name="Standard">python3 ~ecooper/hetdex_api/h5tools/create_detect_index_hdf5.py -of detect_index_hdr4.h5</text:p>
      <text:p text:style-name="Standard"/>
      <text:p text:style-name="Standard"/>
      <text:p text:style-name="Heading_20_2"><text:bookmark text:name="_ligbnoutsnzi"/>Main steps</text:p>
      <text:list xml:id="list1993260827" text:style-name="WWNum3">
        <text:list-item>
          <text:p text:style-name="P2">make the survey file:</text:p>
          <text:list>
            <text:list-item>
              <text:p text:style-name="P5"><text:span text:style-name="T3">basically just takes the Shot file from every h5 file to make the survey file </text:span></text:p>
            </text:list-item>
          </text:list>
        </text:list-item>
        <text:list-item>
          <text:p text:style-name="P2"><text:span text:style-name="T3">make the FiberIndex</text:span></text:p>
          <text:list>
            <text:list-item>
              <text:p text:style-name="P5"><text:span text:style-name="T3"><text:s/>the FiberIndex table from every h5 file to make the fiber index. Masking for the fiber index comes later.</text:span></text:p>
            </text:list-item>
          </text:list>
        </text:list-item>
        <text:list-item>
          <text:p text:style-name="P2"><text:span text:style-name="T3">clean up / select out directions and start with removing dets from bad amps:</text:span></text:p>
          <text:list>
            <text:list-item>
              <text:p text:style-name="P5"><text:span text:style-name="T3">The basis of the bad amps file is like this for HDR4. I believe they will be single files generated in the reduction run and Karl just cats them all together.</text:span></text:p>
              <text:list>
                <text:list-item>
                  <text:p text:style-name="P9"><text:span text:style-name="T3">/scratch/projects/hetdex/hdr4/survey/amp.dat </text:span></text:p>
                </text:list-item>
                <text:list-item>
                  <text:p text:style-name="P9"><text:span text:style-name="T3">(see also Science Reduction notes for some more info on bad amps … there was a thought of including some bad amp removal in that work, but it became problematic and is left to do here)</text:span></text:p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Standard"><text:span text:style-name="T3">head of amp.dat under hdrx/survey/<text:line-break/></text:span><text:span text:style-name="T4">d20210901s007exp01 013_103_019_LL <text:s/>0.974 <text:s text:c="2"/>0 <text:s text:c="3"/>0.05 <text:s text:c="2"/>16.69 <text:s text:c="3"/>0.33 <text:s text:c="2"/>-0.08 <text:s text:c="3"/>0 <text:s text:c="2"/>165.44 <text:s text:c="4"/>0.78 <text:s/>0.0305 <text:s/>0.0139</text:span></text:p>
      <text:p text:style-name="Standard"><text:span text:style-name="T4">d20210901s007exp01 013_103_019_LU <text:s/>0.871 <text:s text:c="2"/>0 <text:s text:c="2"/>-4.59 <text:s text:c="2"/>36.89 <text:s text:c="3"/>0.33 <text:s text:c="3"/>0.00 <text:s text:c="3"/>0 <text:s text:c="2"/>144.22 <text:s text:c="4"/>4.93 <text:s/>0.8845 <text:s/>0.1066</text:span></text:p>
      <text:p text:style-name="Standard"><text:span text:style-name="T4">d20210901s007exp01 013_103_019_RL <text:s/>1.034 <text:s text:c="2"/>2 <text:s text:c="2"/>-0.91 <text:s text:c="2"/>14.97 <text:s text:c="3"/>0.00 <text:s text:c="3"/>0.24 <text:s text:c="3"/>0 <text:s text:c="2"/>174.67 <text:s text:c="4"/>0.75 <text:s/>0.0254 <text:s/>0.0019</text:span></text:p>
      <text:p text:style-name="Standard"><text:span text:style-name="T4">d20210901s007exp01 013_103_019_RU <text:s/>1.118 <text:s text:c="2"/>6 <text:s text:c="2"/>-1.54 <text:s text:c="2"/>16.13 <text:s text:c="3"/>0.25 <text:s text:c="2"/>-0.24 <text:s text:c="3"/>0 <text:s text:c="2"/>188.38 <text:s text:c="4"/>0.83 <text:s/>0.0378 <text:s/>0.0053</text:span></text:p>
      <text:p text:style-name="P1"/>
      <text:p text:style-name="P1"/>
      <text:p text:style-name="P1"/>
      <text:p text:style-name="Heading_20_1"><text:bookmark text:name="_5l0stzqax57k"/></text:p>
      <text:p text:style-name="Heading_20_1"><text:bookmark text:name="_ez8is3lquh3t"/></text:p>
      <text:p text:style-name="Heading_20_1"><text:bookmark text:name="_oawtqaxgfvos"/>Start Here</text:p>
      <text:p text:style-name="Standard"/>
      <text:p text:style-name="Heading_20_2"><text:bookmark text:name="_1kcx8sizimh4"/>Previous Work:</text:p>
      <text:list xml:id="list1545735422" text:style-name="WWNum2">
        <text:list-item>
          <text:p text:style-name="P3">must still have the alldet/output/dXXXamp.dat files</text:p>
          <text:list>
            <text:list-item>
              <text:p text:style-name="P6">these age off scratch, so this COULD be a problem</text:p>
              <text:list>
                <text:list-item>
                  <text:p text:style-name="P10">should update the instructions where those are made to keep a running amp.dat file so this is not a future problem</text:p>
                </text:list-item>
              </text:list>
            </text:list-item>
            <text:list-item>
              <text:p text:style-name="P7"/>
            </text:list-item>
          </text:list>
        </text:list-item>
      </text:list>
      <text:p text:style-name="Standard">working from: /scratch/03261/polonius/hdr&lt;X&gt;/survey</text:p>
      <text:p text:style-name="Standard"/>
      <text:p text:style-name="Standard">copy files from: /work/03261/polonius/hetdex/ingestion/hdrX/survey</text:p>
      <text:p text:style-name="Standard"/>
      <text:list xml:id="list4284692319" text:style-name="WWNum1">
        <text:list-item>
          <text:p text:style-name="P4">Make the survey file</text:p>
          <text:list>
            <text:list-item>
              <text:p text:style-name="P8">make a shotlist</text:p>
              <text:list>
                <text:list-item>
                  <text:p text:style-name="P11">can run awk for the directory in question (e.g.<text:line-break/>/corral-repl/utexas/Hobby-Eberly-Telesco/hdr5/reduction/data<text:line-break/>or /scratch/projects/hetdex/hdr5/ etc <text:line-break/>(note may need to subselect if more than just the next hdr is in the directory as files or softlinks)</text:p>
                </text:list-item>
                <text:list-item>
                  <text:p text:style-name="P11">ls -1 *h5 | awk 'BEGIN {FS="."} {print $1}' | awk 'BEGIN {FS="v"} {print $1, $2}' &gt; hdr5.shotlist</text:p>
                </text:list-item>
              </text:list>
            </text:list-item>
            <text:list-item>
              <text:p text:style-name="P8">edit mk_survey </text:p>
              <text:list>
                <text:list-item>
                  <text:p text:style-name="P11"><text:soft-page-break/>set the shotdirectory “-sdir”, etc</text:p>
                </text:list-item>
              </text:list>
            </text:list-item>
            <text:list-item>
              <text:p text:style-name="P8">edit mk_survey.slurm (as necessary … set the right queue, account, email, etc)</text:p>
            </text:list-item>
            <text:list-item>
              <text:p text:style-name="P8"><text:span text:style-name="T5">run </text:span>sbatch mk_survey.slurm</text:p>
            </text:list-item>
          </text:list>
        </text:list-item>
        <text:list-item>
          <text:p text:style-name="P4">Make the fiber_index table</text:p>
          <text:list>
            <text:list-item>
              <text:p text:style-name="P8">edit mk_fiber_index slurm files as necessary (queue, account, email, etc)</text:p>
            </text:list-item>
            <text:list-item>
              <text:p text:style-name="P8">make an hdrx.monthlist </text:p>
              <text:list>
                <text:list-item>
                  <text:p text:style-name="P11">should be able to just take the first 6 characters from the shotlist and keep the unique &lt;YYYYMM&gt; strings</text:p>
                </text:list-item>
                <text:list-item>
                  <text:p text:style-name="P11">i.e. <text:span text:style-name="T5">run</text:span>: <text:s text:c="2"/><text:line-break/>cat hdr5.shotlist <text:s/>| awk '{print substr($1,1,6)}' | uniq &gt; hdr5_only.monthlist</text:p>
                </text:list-item>
                <text:list-item>
                  <text:p text:style-name="P11">THIS NEEDS to then be combined with the previous month list so have ALL YYYYMM for the entire survey to date</text:p>
                </text:list-item>
              </text:list>
            </text:list-item>
            <text:list-item>
              <text:p text:style-name="P8">THEN <text:s/><text:span text:style-name="T5">run</text:span>: <text:s text:c="2"/><text:line-break/>awk '{print "mk_fiber_index_month", $1}' hdrX.monthlist &gt; run_month_fibindex <text:line-break/><text:line-break/>&gt;&gt; Question: do I need to re-run all these, or just the new shots and merge in with the other previous ones? That is do the previous index files still exist?<text:line-break/>Probably not, but the -sdir should have softlinks to the previous h5 shotfiles in the other directories.<text:line-break/><text:line-break/></text:p>
            </text:list-item>
            <text:list-item>
              <text:p text:style-name="P8"><text:span text:style-name="T5">edit </text:span>mk_fiber_index_month and mk_fiber_index_merge to set the paths as needed (i.e. “-sdir” for where the shot files exist)</text:p>
            </text:list-item>
            <text:list-item>
              <text:p text:style-name="P8"><text:span text:style-name="T5">run: <text:s/></text:span>sbatch run_month_fibindex.slurm</text:p>
              <text:list>
                <text:list-item>
                  <text:p text:style-name="P11">todo: check that it completed and is okay</text:p>
                </text:list-item>
              </text:list>
            </text:list-item>
            <text:list-item>
              <text:p text:style-name="P8"><text:span text:style-name="T5">run:</text:span> sbatch mk_fiber_index_merge.slurm</text:p>
              <text:list>
                <text:list-item>
                  <text:p text:style-name="P11">todo: check that it completed and is okay</text:p>
                </text:list-item>
              </text:list>
            </text:list-item>
          </text:list>
        </text:list-item>
        <text:list-item>
          <text:p text:style-name="P4">Make the Detections file:</text:p>
          <text:list>
            <text:list-item>
              <text:p text:style-name="P8">On an idev node?</text:p>
            </text:list-item>
            <text:list-item>
              <text:p text:style-name="P8">python3 ~ecooper/hetdex_api/h5tools/create_detect_index_hdf5.py -of detect_index_hdr5.h5</text:p>
            </text:list-item>
          </text:list>
        </text:list-item>
        <text:list-item>
          <text:p text:style-name="P4">Get the (new, h5-based) amp statistics</text:p>
          <text:list>
            <text:list-item>
              <text:p text:style-name="P8"><text:span text:style-name="T6">There is a lot of I/O so </text:span><text:span text:style-name="T7">do NOT exceed 40 cores total</text:span><text:span text:style-name="T6">, but can use multiple nodes … recommend 2 nodes at 20 cores each, given the upfront read requirements imposed by TACC</text:span></text:p>
            </text:list-item>
            <text:list-item>
              <text:p text:style-name="P8">Need the shotids to run against … see /work/03261/polonius/hetdex/hdrX/ingestion/survey/ampstats/*.run and *.slurm files</text:p>
            </text:list-item>
            <text:list-item>
              <text:p text:style-name="P8">output is a bunch of .pickle files</text:p>
            </text:list-item>
            <text:list-item>
              <text:p text:style-name="P8">run ampstats_to_table.sh</text:p>
              <text:list>
                <text:list-item>
                  <text:p text:style-name="P11">reads all the pickles and outputs 2 files <text:s/>… an oldstyle .dat and a .fits </text:p>
                </text:list-item>
              </text:list>
            </text:list-item>
            <text:list-item>
              <text:p text:style-name="P8">run ampstats_qc.sh on the .fits file</text:p>
              <text:list>
                <text:list-item>
                  <text:p text:style-name="P11">this adds columns for the flagging and performs that flagging based on the current rules in HETDEX_API/hetdex_tools/amp_stats.py</text:p>
                </text:list-item>
                <text:list-item>
                  <text:p text:style-name="P11"><text:soft-page-break/>(note: manual flagging can be added later .. see ampstats_manual.sh)</text:p>
                </text:list-item>
              </text:list>
            </text:list-item>
            <text:list-item>
              <text:p text:style-name="P8">run ampstats_simple.sh to turn the multi-column fits file into a simple flag table</text:p>
              <text:list>
                <text:list-item>
                  <text:p text:style-name="P11">shotid + multiframe + flag</text:p>
                </text:list-item>
                <text:list-item>
                  <text:p text:style-name="P11">need to cat to the front any previous versions (i.e. hdr4 cat into hdr5 to combine) … if so, need to edit to remove the extra header(s) due to the concatenation</text:p>
                </text:list-item>
                <text:list-item>
                  <text:p text:style-name="P11">copy as needed to /scratch/projects/ and to /corral-repl</text:p>
                </text:list-item>
              </text:list>
            </text:list-item>
          </text:list>
        </text:list-item>
      </text:list>
      <text:p text:style-name="Standard"/>
      <text:p text:style-name="Heading_20_1"><text:bookmark text:name="_lujkrvlcdz1l"/>&lt; After Run ELiXer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9" meta:word-count="791" meta:character-count="5031" meta:non-whitespace-character-count="4239"/>
    <meta:generator>LibreOfficeDev/6.0.5.2$Linux_X86_64 LibreOffice_project/</meta:generator>
  </office:meta>
</office:document-meta>
</file>